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7.9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14" table:default-cell-style-name="ce1"/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70" calcext:value-type="float">
            <text:p>-7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table:number-columns-repeated="1021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8" calcext:value-type="float">
            <text:p>-8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84" calcext:value-type="float">
            <text:p>-84</text:p>
          </table:table-cell>
          <table:table-cell table:number-columns-repeated="1020"/>
        </table:table-row>
        <table:table-row table:style-name="ro1">
          <table:table-cell office:value-type="float" office:value="-74" calcext:value-type="float">
            <text:p>-74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table:number-columns-repeated="1021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1022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4" calcext:value-type="float">
            <text:p>-9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office:value-type="float" office:value="-70" calcext:value-type="float">
            <text:p>-7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table:number-columns-repeated="1021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96" calcext:value-type="float">
            <text:p>-96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office:value-type="float" office:value="-80" calcext:value-type="float">
            <text:p>-80</text:p>
          </table:table-cell>
          <table:table-cell table:number-columns-repeated="1022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1022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number-columns-repeated="102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float" office:value="-94" calcext:value-type="float">
            <text:p>-94</text:p>
          </table:table-cell>
          <table:table-cell table:number-columns-repeated="1022"/>
        </table:table-row>
        <table:table-row table:style-name="ro1" table:number-rows-repeated="11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6"/>
          <table:table-cell table:style-name="ce2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number-columns-repeated="2" office:value-type="float" office:value="-92" calcext:value-type="float">
            <text:p>-92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-96" calcext:value-type="float">
            <text:p>-96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-78" calcext:value-type="float">
            <text:p>-78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84" calcext:value-type="float">
            <text:p>-84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float" office:value="-92" calcext:value-type="float">
            <text:p>-92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-86" calcext:value-type="float">
            <text:p>-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80" calcext:value-type="float">
            <text:p>-80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-90" calcext:value-type="float">
            <text:p>-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table:number-columns-repeated="1021"/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table:number-columns-repeated="1021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-92" calcext:value-type="float">
            <text:p>-92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"/>
          <table:table-cell table:number-columns-repeated="1018"/>
        </table:table-row>
        <table:table-row table:style-name="ro1" table:number-rows-repeated="10483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18:54:23.337307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0:56:22.856447732</meta:creation-date>
    <dc:date>2019-07-07T18:54:42.017246207</dc:date>
    <meta:editing-duration>PT3M25S</meta:editing-duration>
    <meta:editing-cycles>4</meta:editing-cycles>
    <meta:generator>LibreOffice/5.1.6.2$Linux_X86_64 LibreOffice_project/10m0$Build-2</meta:generator>
    <meta:document-statistic meta:table-count="1" meta:cell-count="82" meta:object-count="0"/>
  </office:meta>
</office:document-meta>
</file>